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26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1096" calcext:value-type="float">
            <text:p>43.8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4416" calcext:value-type="float">
            <text:p>43.7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6024" calcext:value-type="float">
            <text:p>43.6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8968" calcext:value-type="float">
            <text:p>43.5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3144" calcext:value-type="float">
            <text:p>43.4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5232" calcext:value-type="float">
            <text:p>43.3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8448" calcext:value-type="float">
            <text:p>43.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9952" calcext:value-type="float">
            <text:p>43.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5568" calcext:value-type="float">
            <text:p>43.0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0936" calcext:value-type="float">
            <text:p>42.5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8744" calcext:value-type="float">
            <text:p>42.5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7408" calcext:value-type="float">
            <text:p>42.5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628" calcext:value-type="float">
            <text:p>42.6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7136" calcext:value-type="float">
            <text:p>42.6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676" calcext:value-type="float">
            <text:p>42.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4568" calcext:value-type="float">
            <text:p>42.6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9392" calcext:value-type="float">
            <text:p>42.3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09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27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9208" calcext:value-type="float">
            <text:p>41.6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3112" calcext:value-type="float">
            <text:p>41.6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6072" calcext:value-type="float">
            <text:p>42.4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3984" calcext:value-type="float">
            <text:p>42.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2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1896" calcext:value-type="float">
            <text:p>42.6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1728" calcext:value-type="float">
            <text:p>42.7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0872" calcext:value-type="float">
            <text:p>42.7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2792" calcext:value-type="float">
            <text:p>42.9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3272" calcext:value-type="float">
            <text:p>42.9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4336" calcext:value-type="float">
            <text:p>43.0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2248" calcext:value-type="float">
            <text:p>43.1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9408" calcext:value-type="float">
            <text:p>43.2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1224" calcext:value-type="float">
            <text:p>43.3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3792" calcext:value-type="float">
            <text:p>43.2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7504" calcext:value-type="float">
            <text:p>44.0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3976" calcext:value-type="float">
            <text:p>44.0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3536" calcext:value-type="float">
            <text:p>44.2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3344" calcext:value-type="float">
            <text:p>45.0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0648" calcext:value-type="float">
            <text:p>45.5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68768" calcext:value-type="float">
            <text:p>45.7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7552" calcext:value-type="float">
            <text:p>46.7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4712" calcext:value-type="float">
            <text:p>46.8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6904" calcext:value-type="float">
            <text:p>46.8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0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1808" calcext:value-type="float">
            <text:p>47.2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1744" calcext:value-type="float">
            <text:p>47.4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9864" calcext:value-type="float">
            <text:p>47.6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5584" calcext:value-type="float">
            <text:p>47.7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3168" calcext:value-type="float">
            <text:p>47.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5416" calcext:value-type="float">
            <text:p>47.9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5896" calcext:value-type="float">
            <text:p>47.9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6752" calcext:value-type="float">
            <text:p>47.9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5416" calcext:value-type="float">
            <text:p>47.9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1824" calcext:value-type="float">
            <text:p>48.1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784" calcext:value-type="float">
            <text:p>48.1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2512" calcext:value-type="float">
            <text:p>48.2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9088" calcext:value-type="float">
            <text:p>48.3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4368" calcext:value-type="float">
            <text:p>48.6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5912" calcext:value-type="float">
            <text:p>48.8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8104" calcext:value-type="float">
            <text:p>48.8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2112" calcext:value-type="float">
            <text:p>48.9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1568" calcext:value-type="float">
            <text:p>49.1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1776" calcext:value-type="float">
            <text:p>49.2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9312" calcext:value-type="float">
            <text:p>49.3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2568" calcext:value-type="float">
            <text:p>49.5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92128" calcext:value-type="float">
            <text:p>49.7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1272" calcext:value-type="float">
            <text:p>49.8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3752" calcext:value-type="float">
            <text:p>50.5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6048" calcext:value-type="float">
            <text:p>50.6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3144" calcext:value-type="float">
            <text:p>51.0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9408" calcext:value-type="float">
            <text:p>50.8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0808" calcext:value-type="float">
            <text:p>50.6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0224" calcext:value-type="float">
            <text:p>50.5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2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3408" calcext:value-type="float">
            <text:p>48.6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796" calcext:value-type="float">
            <text:p>48.4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8296" calcext:value-type="float">
            <text:p>48.0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2848" calcext:value-type="float">
            <text:p>47.9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4248" calcext:value-type="float">
            <text:p>47.7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5856" calcext:value-type="float">
            <text:p>47.6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7864" calcext:value-type="float">
            <text:p>46.9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7656" calcext:value-type="float">
            <text:p>46.7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4984" calcext:value-type="float">
            <text:p>46.7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9704" calcext:value-type="float">
            <text:p>46.3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9184" calcext:value-type="float">
            <text:p>46.0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6616" calcext:value-type="float">
            <text:p>46.0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812" calcext:value-type="float">
            <text:p>45.9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0792" calcext:value-type="float">
            <text:p>45.9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6408" calcext:value-type="float">
            <text:p>45.9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15072" calcext:value-type="float">
            <text:p>45.9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86" calcext:value-type="float">
            <text:p>45.9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956" calcext:value-type="float">
            <text:p>46.0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7848" calcext:value-type="float">
            <text:p>46.0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7472" calcext:value-type="float">
            <text:p>46.0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5-14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5-10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3-07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8776" calcext:value-type="float">
            <text:p>48.1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316" calcext:value-type="float">
            <text:p>48.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0112" calcext:value-type="float">
            <text:p>48.1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0008" calcext:value-type="float">
            <text:p>48.0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2304" calcext:value-type="float">
            <text:p>48.1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5832" calcext:value-type="float">
            <text:p>48.1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4016" calcext:value-type="float">
            <text:p>48.1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6688" calcext:value-type="float">
            <text:p>48.1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8128" calcext:value-type="float">
            <text:p>48.2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6896" calcext:value-type="float">
            <text:p>48.3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2616" calcext:value-type="float">
            <text:p>48.3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1384" calcext:value-type="float">
            <text:p>48.4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7688" calcext:value-type="float">
            <text:p>48.5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0736" calcext:value-type="float">
            <text:p>48.5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3408" calcext:value-type="float">
            <text:p>48.6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6456" calcext:value-type="float">
            <text:p>48.6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7416" calcext:value-type="float">
            <text:p>48.6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704" calcext:value-type="float">
            <text:p>48.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7416" calcext:value-type="float">
            <text:p>48.6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9128" calcext:value-type="float">
            <text:p>48.6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9064" calcext:value-type="float">
            <text:p>48.8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3448" calcext:value-type="float">
            <text:p>48.9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8312" calcext:value-type="float">
            <text:p>48.9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9648" calcext:value-type="float">
            <text:p>48.9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4408" calcext:value-type="float">
            <text:p>48.9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3384" calcext:value-type="float">
            <text:p>49.1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2152" calcext:value-type="float">
            <text:p>49.2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1024" calcext:value-type="float">
            <text:p>49.3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0544" calcext:value-type="float">
            <text:p>49.3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3112" calcext:value-type="float">
            <text:p>49.2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2736" calcext:value-type="float">
            <text:p>49.3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7224" calcext:value-type="float">
            <text:p>49.4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1608" calcext:value-type="float">
            <text:p>49.4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4656" calcext:value-type="float">
            <text:p>49.4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5344" calcext:value-type="float">
            <text:p>49.6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9624" calcext:value-type="float">
            <text:p>49.5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0584" calcext:value-type="float">
            <text:p>49.6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3632" calcext:value-type="float">
            <text:p>49.6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1064" calcext:value-type="float">
            <text:p>49.6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6512" calcext:value-type="float">
            <text:p>49.8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0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4952" calcext:value-type="float">
            <text:p>14.4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27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216" calcext:value-type="float">
            <text:p>52.4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3952" calcext:value-type="float">
            <text:p>52.1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4704" calcext:value-type="float">
            <text:p>52.1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0216" calcext:value-type="float">
            <text:p>52.0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4016" calcext:value-type="float">
            <text:p>51.9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5248" calcext:value-type="float">
            <text:p>51.8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744" calcext:value-type="float">
            <text:p>51.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9632" calcext:value-type="float">
            <text:p>51.9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0008" calcext:value-type="float">
            <text:p>51.8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3124" calcext:value-type="float">
            <text:p>51.8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9424" calcext:value-type="float">
            <text:p>51.7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2848" calcext:value-type="float">
            <text:p>51.7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932" calcext:value-type="float">
            <text:p>51.7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3224" calcext:value-type="float">
            <text:p>51.7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7984" calcext:value-type="float">
            <text:p>51.6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0552" calcext:value-type="float">
            <text:p>51.6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6168" calcext:value-type="float">
            <text:p>51.6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0824" calcext:value-type="float">
            <text:p>51.5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7672" calcext:value-type="float">
            <text:p>51.4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9384" calcext:value-type="float">
            <text:p>51.4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5376" calcext:value-type="float">
            <text:p>51.3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7464" calcext:value-type="float">
            <text:p>51.3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0784" calcext:value-type="float">
            <text:p>51.2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8112" calcext:value-type="float">
            <text:p>51.1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9824" calcext:value-type="float">
            <text:p>51.1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8112" calcext:value-type="float">
            <text:p>51.1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5064" calcext:value-type="float">
            <text:p>51.1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8008" calcext:value-type="float">
            <text:p>51.1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4544" calcext:value-type="float">
            <text:p>50.8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1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8992" calcext:value-type="float">
            <text:p>50.6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3272" calcext:value-type="float">
            <text:p>50.5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9368" calcext:value-type="float">
            <text:p>50.5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1584" calcext:value-type="float">
            <text:p>50.0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8288" calcext:value-type="float">
            <text:p>49.5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1024" calcext:value-type="float">
            <text:p>49.3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8208" calcext:value-type="float">
            <text:p>48.9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848" calcext:value-type="float">
            <text:p>48.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6184" calcext:value-type="float">
            <text:p>48.7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6936" calcext:value-type="float">
            <text:p>48.6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7208" calcext:value-type="float">
            <text:p>48.5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1384" calcext:value-type="float">
            <text:p>48.4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3368" calcext:value-type="float">
            <text:p>48.2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7064" calcext:value-type="float">
            <text:p>48.1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0656" calcext:value-type="float">
            <text:p>47.9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6544" calcext:value-type="float">
            <text:p>47.7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7672" calcext:value-type="float">
            <text:p>47.6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0136" calcext:value-type="float">
            <text:p>47.5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3792" calcext:value-type="float">
            <text:p>47.1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6632" calcext:value-type="float">
            <text:p>46.9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6216" calcext:value-type="float">
            <text:p>46.6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22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69352" calcext:value-type="float">
            <text:p>45.8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7432" calcext:value-type="float">
            <text:p>45.7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" calcext:value-type="float">
            <text:p>45.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7704" calcext:value-type="float">
            <text:p>45.6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5408" calcext:value-type="float">
            <text:p>45.5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3216" calcext:value-type="float">
            <text:p>45.5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236" calcext:value-type="float">
            <text:p>45.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7872" calcext:value-type="float">
            <text:p>45.4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2632" calcext:value-type="float">
            <text:p>45.4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5952" calcext:value-type="float">
            <text:p>45.3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8896" calcext:value-type="float">
            <text:p>45.2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5096" calcext:value-type="float">
            <text:p>45.3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0816" calcext:value-type="float">
            <text:p>45.3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7224" calcext:value-type="float">
            <text:p>45.6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9144" calcext:value-type="float">
            <text:p>45.7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8808" calcext:value-type="float">
            <text:p>46.0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24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3064" calcext:value-type="float">
            <text:p>46.6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3544" calcext:value-type="float">
            <text:p>46.6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3272" calcext:value-type="float">
            <text:p>46.7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3168" calcext:value-type="float">
            <text:p>46.6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3752" calcext:value-type="float">
            <text:p>46.7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3376" calcext:value-type="float">
            <text:p>46.8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8992" calcext:value-type="float">
            <text:p>46.7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1184" calcext:value-type="float">
            <text:p>46.8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108" calcext:value-type="float">
            <text:p>46.7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8616" calcext:value-type="float">
            <text:p>46.8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9096" calcext:value-type="float">
            <text:p>46.8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6048" calcext:value-type="float">
            <text:p>46.8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1664" calcext:value-type="float">
            <text:p>46.8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5192" calcext:value-type="float">
            <text:p>46.8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7968" calcext:value-type="float">
            <text:p>46.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0432" calcext:value-type="float">
            <text:p>46.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6424" calcext:value-type="float">
            <text:p>46.8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0912" calcext:value-type="float">
            <text:p>46.9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0536" calcext:value-type="float">
            <text:p>46.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4752" calcext:value-type="float">
            <text:p>47.1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6088" calcext:value-type="float">
            <text:p>47.1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22664" calcext:value-type="float">
            <text:p>47.2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1328" calcext:value-type="float">
            <text:p>47.2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4376" calcext:value-type="float">
            <text:p>47.2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924" calcext:value-type="float">
            <text:p>47.2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4584" calcext:value-type="float">
            <text:p>47.3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8116" calcext:value-type="float">
            <text:p>47.3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2392" calcext:value-type="float">
            <text:p>47.3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5544" calcext:value-type="float">
            <text:p>47.4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8968" calcext:value-type="float">
            <text:p>47.3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6608" calcext:value-type="float">
            <text:p>47.5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76232" calcext:value-type="float">
            <text:p>47.5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9592" calcext:value-type="float">
            <text:p>47.7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74" calcext:value-type="float">
            <text:p>47.7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2536" calcext:value-type="float">
            <text:p>47.7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884" calcext:value-type="float">
            <text:p>47.8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8464" calcext:value-type="float">
            <text:p>47.9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7024" calcext:value-type="float">
            <text:p>47.8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7128" calcext:value-type="float">
            <text:p>47.8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3808" calcext:value-type="float">
            <text:p>47.9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0384" calcext:value-type="float">
            <text:p>48.0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1072" calcext:value-type="float">
            <text:p>48.2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6104" calcext:value-type="float">
            <text:p>48.0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6104" calcext:value-type="float">
            <text:p>48.0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7364" calcext:value-type="float">
            <text:p>48.1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8984" calcext:value-type="float">
            <text:p>48.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1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4328" calcext:value-type="float">
            <text:p>48.3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5664" calcext:value-type="float">
            <text:p>48.3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4432" calcext:value-type="float">
            <text:p>48.4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6248" calcext:value-type="float">
            <text:p>48.4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0632" calcext:value-type="float">
            <text:p>48.4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4056" calcext:value-type="float">
            <text:p>48.4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4912" calcext:value-type="float">
            <text:p>48.4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0632" calcext:value-type="float">
            <text:p>48.4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8168" calcext:value-type="float">
            <text:p>48.5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7844" calcext:value-type="float">
            <text:p>48.4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4264" calcext:value-type="float">
            <text:p>48.5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6456" calcext:value-type="float">
            <text:p>48.6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1592" calcext:value-type="float">
            <text:p>48.5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2072" calcext:value-type="float">
            <text:p>48.5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24744" calcext:value-type="float">
            <text:p>48.6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9984" calcext:value-type="float">
            <text:p>48.6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4952" calcext:value-type="float">
            <text:p>48.7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372" calcext:value-type="float">
            <text:p>48.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1152" calcext:value-type="float">
            <text:p>48.8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6392" calcext:value-type="float">
            <text:p>48.8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3824" calcext:value-type="float">
            <text:p>48.8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4304" calcext:value-type="float">
            <text:p>48.9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2592" calcext:value-type="float">
            <text:p>48.9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4888" calcext:value-type="float">
            <text:p>49.0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1944" calcext:value-type="float">
            <text:p>49.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0816" calcext:value-type="float">
            <text:p>49.2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0336" calcext:value-type="float">
            <text:p>49.1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044" calcext:value-type="float">
            <text:p>49.2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4344" calcext:value-type="float">
            <text:p>49.2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3968" calcext:value-type="float">
            <text:p>49.2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8832" calcext:value-type="float">
            <text:p>49.3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8456" calcext:value-type="float">
            <text:p>49.3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8456" calcext:value-type="float">
            <text:p>49.3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7016" calcext:value-type="float">
            <text:p>49.2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3112" calcext:value-type="float">
            <text:p>49.2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2256" calcext:value-type="float">
            <text:p>49.2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4072" calcext:value-type="float">
            <text:p>49.3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5992" calcext:value-type="float">
            <text:p>49.4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0648" calcext:value-type="float">
            <text:p>49.3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14" calcext:value-type="float">
            <text:p>49.3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0544" calcext:value-type="float">
            <text:p>49.3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9792" calcext:value-type="float">
            <text:p>49.3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5136" calcext:value-type="float">
            <text:p>49.4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3216" calcext:value-type="float">
            <text:p>49.3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19688" calcext:value-type="float">
            <text:p>49.3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8144" calcext:value-type="float">
            <text:p>49.1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5952" calcext:value-type="float">
            <text:p>49.1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0232" calcext:value-type="float">
            <text:p>49.1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3072" calcext:value-type="float">
            <text:p>48.9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2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7936" calcext:value-type="float">
            <text:p>49.0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4784" calcext:value-type="float">
            <text:p>48.9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3136" calcext:value-type="float">
            <text:p>48.7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0088" calcext:value-type="float">
            <text:p>48.7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4848" calcext:value-type="float">
            <text:p>48.6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6936" calcext:value-type="float">
            <text:p>48.6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036" calcext:value-type="float">
            <text:p>48.6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2072" calcext:value-type="float">
            <text:p>48.5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2824" calcext:value-type="float">
            <text:p>48.5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4808" calcext:value-type="float">
            <text:p>48.3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4704" calcext:value-type="float">
            <text:p>48.3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604" calcext:value-type="float">
            <text:p>48.3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1656" calcext:value-type="float">
            <text:p>48.3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2512" calcext:value-type="float">
            <text:p>48.2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2032" calcext:value-type="float">
            <text:p>48.2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22" calcext:value-type="float">
            <text:p>48.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9528" calcext:value-type="float">
            <text:p>48.0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6272" calcext:value-type="float">
            <text:p>47.8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3936" calcext:value-type="float">
            <text:p>47.4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69552" calcext:value-type="float">
            <text:p>47.4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5068" calcext:value-type="float">
            <text:p>47.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9992" calcext:value-type="float">
            <text:p>47.1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0264" calcext:value-type="float">
            <text:p>47.0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54" calcext:value-type="float">
            <text:p>47.0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81288" calcext:value-type="float">
            <text:p>46.8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70976" calcext:value-type="float">
            <text:p>46.6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05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0104" calcext:value-type="float">
            <text:p>45.7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8128" calcext:value-type="float">
            <text:p>44.4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4392" calcext:value-type="float">
            <text:p>44.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076" calcext:value-type="float">
            <text:p>44.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0304" calcext:value-type="float">
            <text:p>43.5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24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5816" calcext:value-type="float">
            <text:p>43.4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1056" calcext:value-type="float">
            <text:p>43.5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7152" calcext:value-type="float">
            <text:p>43.5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732" calcext:value-type="float">
            <text:p>43.3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3584" calcext:value-type="float">
            <text:p>43.1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0536" calcext:value-type="float">
            <text:p>43.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8344" calcext:value-type="float">
            <text:p>43.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35296" calcext:value-type="float">
            <text:p>43.1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9304" calcext:value-type="float">
            <text:p>43.1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3312" calcext:value-type="float">
            <text:p>43.2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1496" calcext:value-type="float">
            <text:p>43.2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7968" calcext:value-type="float">
            <text:p>43.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6256" calcext:value-type="float">
            <text:p>43.1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4064" calcext:value-type="float">
            <text:p>43.1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7216" calcext:value-type="float">
            <text:p>43.2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8552" calcext:value-type="float">
            <text:p>43.2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7464" calcext:value-type="float">
            <text:p>43.7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404" calcext:value-type="float">
            <text:p>43.7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6608" calcext:value-type="float">
            <text:p>43.7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4248" calcext:value-type="float">
            <text:p>43.8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0448" calcext:value-type="float">
            <text:p>43.9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9048" calcext:value-type="float">
            <text:p>44.1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8568" calcext:value-type="float">
            <text:p>44.1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28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6688" calcext:value-type="float">
            <text:p>44.3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0592" calcext:value-type="float">
            <text:p>44.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5456" calcext:value-type="float">
            <text:p>44.4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2992" calcext:value-type="float">
            <text:p>44.5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6432" calcext:value-type="float">
            <text:p>45.3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31608" calcext:value-type="float">
            <text:p>45.6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6096" calcext:value-type="float">
            <text:p>45.7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0752" calcext:value-type="float">
            <text:p>45.6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8288" calcext:value-type="float">
            <text:p>45.7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716" calcext:value-type="float">
            <text:p>45.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6888" calcext:value-type="float">
            <text:p>45.9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2376" calcext:value-type="float">
            <text:p>46.4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964" calcext:value-type="float">
            <text:p>46.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7928" calcext:value-type="float">
            <text:p>46.6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1728" calcext:value-type="float">
            <text:p>46.5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7176" calcext:value-type="float">
            <text:p>46.7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204" calcext:value-type="float">
            <text:p>46.8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3584" calcext:value-type="float">
            <text:p>46.9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3208" calcext:value-type="float">
            <text:p>47.0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1392" calcext:value-type="float">
            <text:p>46.9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0744" calcext:value-type="float">
            <text:p>47.1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9408" calcext:value-type="float">
            <text:p>47.0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3312" calcext:value-type="float">
            <text:p>47.0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0848" calcext:value-type="float">
            <text:p>47.1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68384" calcext:value-type="float">
            <text:p>47.2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17736" calcext:value-type="float">
            <text:p>47.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5272" calcext:value-type="float">
            <text:p>47.5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0512" calcext:value-type="float">
            <text:p>47.5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19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1472" calcext:value-type="float">
            <text:p>47.5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1472" calcext:value-type="float">
            <text:p>47.5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92056" calcext:value-type="float">
            <text:p>47.6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28632" calcext:value-type="float">
            <text:p>47.7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4248" calcext:value-type="float">
            <text:p>47.7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836" calcext:value-type="float">
            <text:p>47.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5896" calcext:value-type="float">
            <text:p>47.9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1992" calcext:value-type="float">
            <text:p>47.9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028" calcext:value-type="float">
            <text:p>47.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7816" calcext:value-type="float">
            <text:p>48.0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5728" calcext:value-type="float">
            <text:p>48.1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4016" calcext:value-type="float">
            <text:p>48.1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7064" calcext:value-type="float">
            <text:p>48.1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6208" calcext:value-type="float">
            <text:p>48.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12" calcext:value-type="float">
            <text:p>48.2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0696" calcext:value-type="float">
            <text:p>48.2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6312" calcext:value-type="float">
            <text:p>48.2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3264" calcext:value-type="float">
            <text:p>48.2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2408" calcext:value-type="float">
            <text:p>48.2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12" calcext:value-type="float">
            <text:p>48.2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4496" calcext:value-type="float">
            <text:p>48.1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4496" calcext:value-type="float">
            <text:p>48.1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8672" calcext:value-type="float">
            <text:p>48.0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3056" calcext:value-type="float">
            <text:p>48.0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6584" calcext:value-type="float">
            <text:p>48.1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5728" calcext:value-type="float">
            <text:p>48.1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0488" calcext:value-type="float">
            <text:p>48.1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6856" calcext:value-type="float">
            <text:p>47.9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87712" calcext:value-type="float">
            <text:p>47.9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8568" calcext:value-type="float">
            <text:p>47.9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5896" calcext:value-type="float">
            <text:p>47.9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5416" calcext:value-type="float">
            <text:p>47.9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1888" calcext:value-type="float">
            <text:p>47.8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0552" calcext:value-type="float">
            <text:p>47.8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6168" calcext:value-type="float">
            <text:p>47.8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836" calcext:value-type="float">
            <text:p>47.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884" calcext:value-type="float">
            <text:p>47.8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3392" calcext:value-type="float">
            <text:p>47.7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4144" calcext:value-type="float">
            <text:p>47.6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14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452" calcext:value-type="float">
            <text:p>47.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36024" calcext:value-type="float">
            <text:p>47.4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5064" calcext:value-type="float">
            <text:p>47.3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4104" calcext:value-type="float">
            <text:p>47.3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2768" calcext:value-type="float">
            <text:p>47.2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1432" calcext:value-type="float">
            <text:p>47.2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0096" calcext:value-type="float">
            <text:p>47.2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53144" calcext:value-type="float">
            <text:p>47.2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0472" calcext:value-type="float">
            <text:p>47.2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4272" calcext:value-type="float">
            <text:p>47.1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4168" calcext:value-type="float">
            <text:p>47.0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51976" calcext:value-type="float">
            <text:p>47.0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2352" calcext:value-type="float">
            <text:p>47.0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6152" calcext:value-type="float">
            <text:p>46.9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5672" calcext:value-type="float">
            <text:p>46.9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5088" calcext:value-type="float">
            <text:p>46.8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0704" calcext:value-type="float">
            <text:p>46.7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17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9744" calcext:value-type="float">
            <text:p>46.7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1832" calcext:value-type="float">
            <text:p>46.6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2584" calcext:value-type="float">
            <text:p>46.5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8328" calcext:value-type="float">
            <text:p>46.0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4696" calcext:value-type="float">
            <text:p>45.9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7264" calcext:value-type="float">
            <text:p>45.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3736" calcext:value-type="float">
            <text:p>45.8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9728" calcext:value-type="float">
            <text:p>45.8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7912" calcext:value-type="float">
            <text:p>45.7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5992" calcext:value-type="float">
            <text:p>45.6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54824" calcext:value-type="float">
            <text:p>45.4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4616" calcext:value-type="float">
            <text:p>45.3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0216" calcext:value-type="float">
            <text:p>44.4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4728" calcext:value-type="float">
            <text:p>43.9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3248" calcext:value-type="float">
            <text:p>43.5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2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0472" calcext:value-type="float">
            <text:p>43.4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9032" calcext:value-type="float">
            <text:p>43.3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3088" calcext:value-type="float">
            <text:p>42.2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9288" calcext:value-type="float">
            <text:p>42.3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5696" calcext:value-type="float">
            <text:p>42.5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2856" calcext:value-type="float">
            <text:p>42.6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4232" calcext:value-type="float">
            <text:p>43.0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1976" calcext:value-type="float">
            <text:p>43.2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5128" calcext:value-type="float">
            <text:p>43.3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5608" calcext:value-type="float">
            <text:p>43.3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6192" calcext:value-type="float">
            <text:p>43.4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9616" calcext:value-type="float">
            <text:p>43.4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8488" calcext:value-type="float">
            <text:p>43.5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3832" calcext:value-type="float">
            <text:p>43.6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0344" calcext:value-type="float">
            <text:p>43.9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2264" calcext:value-type="float">
            <text:p>44.0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744" calcext:value-type="float">
            <text:p>44.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2304" calcext:value-type="float">
            <text:p>44.3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3408" calcext:value-type="float">
            <text:p>44.7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11141818182" calcext:value-type="float">
            <text:p>42.581114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89299310345" calcext:value-type="float">
            <text:p>44.068929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9202580645" calcext:value-type="float">
            <text:p>43.76692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6113103448" calcext:value-type="float">
            <text:p>43.51661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82648" calcext:value-type="float">
            <text:p>43.36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99641290323" calcext:value-type="float">
            <text:p>42.6799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3772" calcext:value-type="float">
            <text:p>41.86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26611612903" calcext:value-type="float">
            <text:p>41.4726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0136" calcext:value-type="float">
            <text:p>41.71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00086451613" calcext:value-type="float">
            <text:p>41.9300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07150344828" calcext:value-type="float">
            <text:p>42.270715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93801290323" calcext:value-type="float">
            <text:p>42.5793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3003870968" calcext:value-type="float">
            <text:p>43.67430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82864" calcext:value-type="float">
            <text:p>43.99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1384" calcext:value-type="float">
            <text:p>44.21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1344" calcext:value-type="float">
            <text:p>44.43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7016774194" calcext:value-type="float">
            <text:p>44.50070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5623225807" calcext:value-type="float">
            <text:p>44.09856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11592" calcext:value-type="float">
            <text:p>43.97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80882580645" calcext:value-type="float">
            <text:p>43.96808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3716" calcext:value-type="float">
            <text:p>44.46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75832258065" calcext:value-type="float">
            <text:p>45.187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078" calcext:value-type="float">
            <text:p>45.96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13225806452" calcext:value-type="float">
            <text:p>46.961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36770322581" calcext:value-type="float">
            <text:p>48.5436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7115862069" calcext:value-type="float">
            <text:p>48.6571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1632516129" calcext:value-type="float">
            <text:p>48.5316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95704" calcext:value-type="float">
            <text:p>48.42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01819354839" calcext:value-type="float">
            <text:p>47.790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014068387097" calcext:value-type="float">
            <text:p>46.7014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95272" calcext:value-type="float">
            <text:p>45.8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2740645161" calcext:value-type="float">
            <text:p>45.7742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43532" calcext:value-type="float">
            <text:p>45.904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37065806452" calcext:value-type="float">
            <text:p>46.2237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44988571429" calcext:value-type="float">
            <text:p>46.55449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76384516129" calcext:value-type="float">
            <text:p>46.9076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62856" calcext:value-type="float">
            <text:p>47.44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804" calcext:value-type="float">
            <text:p>47.8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9772903226" calcext:value-type="float">
            <text:p>48.48797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645204" calcext:value-type="float">
            <text:p>48.664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34206451613" calcext:value-type="float">
            <text:p>47.893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95068387097" calcext:value-type="float">
            <text:p>46.7395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3104" calcext:value-type="float">
            <text:p>45.6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5143225806" calcext:value-type="float">
            <text:p>44.85751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0664" calcext:value-type="float">
            <text:p>45.15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01909677419" calcext:value-type="float">
            <text:p>45.650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19848571429" calcext:value-type="float">
            <text:p>46.25198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53308387097" calcext:value-type="float">
            <text:p>46.8553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58744" calcext:value-type="float">
            <text:p>48.57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10112" calcext:value-type="float">
            <text:p>49.39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5508387097" calcext:value-type="float">
            <text:p>50.13955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97512" calcext:value-type="float">
            <text:p>50.73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49607741936" calcext:value-type="float">
            <text:p>50.604960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61889032258" calcext:value-type="float">
            <text:p>49.29618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4008" calcext:value-type="float">
            <text:p>48.3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98748387097" calcext:value-type="float">
            <text:p>48.159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450396" calcext:value-type="float">
            <text:p>48.145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23944" calcext:value-type="float">
            <text:p>48.67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1351724138" calcext:value-type="float">
            <text:p>49.33713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11818064516" calcext:value-type="float">
            <text:p>50.1611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12655483871" calcext:value-type="float">
            <text:p>50.2412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55785806452" calcext:value-type="float">
            <text:p>51.2955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38544" calcext:value-type="float">
            <text:p>50.19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51788" calcext:value-type="float">
            <text:p>48.39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44054193548" calcext:value-type="float">
            <text:p>46.87440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6704" calcext:value-type="float">
            <text:p>46.30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56073548387" calcext:value-type="float">
            <text:p>45.6756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87408" calcext:value-type="float">
            <text:p>45.39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38983225806" calcext:value-type="float">
            <text:p>45.6438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3791428571" calcext:value-type="float">
            <text:p>46.19537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7682580645" calcext:value-type="float">
            <text:p>46.3607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39448" calcext:value-type="float">
            <text:p>46.90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586552" calcext:value-type="float">
            <text:p>47.55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3848" calcext:value-type="float">
            <text:p>48.3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4548965517" calcext:value-type="float">
            <text:p>48.67645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32815483871" calcext:value-type="float">
            <text:p>48.0832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28203870968" calcext:value-type="float">
            <text:p>47.0728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66832" calcext:value-type="float">
            <text:p>46.76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78929032258" calcext:value-type="float">
            <text:p>46.927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44976" calcext:value-type="float">
            <text:p>47.36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7504" calcext:value-type="float">
            <text:p>47.8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40954285714" calcext:value-type="float">
            <text:p>48.33409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020569032258" calcext:value-type="float">
            <text:p>49.0020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98763870968" calcext:value-type="float">
            <text:p>50.9498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07064" calcext:value-type="float">
            <text:p>51.93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40496" calcext:value-type="float">
            <text:p>52.92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99328" calcext:value-type="float">
            <text:p>52.64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39103225806" calcext:value-type="float">
            <text:p>51.0739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94270967742" calcext:value-type="float">
            <text:p>49.739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2304" calcext:value-type="float">
            <text:p>49.39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2993548387" calcext:value-type="float">
            <text:p>49.688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6548" calcext:value-type="float">
            <text:p>50.298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9727483871" calcext:value-type="float">
            <text:p>49.9797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9168571429" calcext:value-type="float">
            <text:p>49.89891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3050322581" calcext:value-type="float">
            <text:p>50.5203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72604" calcext:value-type="float">
            <text:p>51.537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96" calcext:value-type="float">
            <text:p>52.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996" calcext:value-type="float">
            <text:p>53.0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9776" calcext:value-type="float">
            <text:p>52.3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992" calcext:value-type="float">
            <text:p>52.5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92118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34" meta:object-count="0"/>
    <meta:user-defined meta:name="AppVersion">3.0</meta:user-defined>
  </office:meta>
</office:document-meta>
</file>